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ROVERBS 3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<text:s text:c="1"/>THE ROUTE (3:1, 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<text:s text:c="1"/>THE ROUTE (3:1, 3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Keep its precepts in your heart (3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Fasten them around your neck (3: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Write them deep within your heart (3:3)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PROVERBS 3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<text:s text:c="1"/>THE ROUTE (3:1, 3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THE RULES (3:5-12, 19-21, 25-35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-title-Title-Slide" presentation:presentation-page-layout-name="Master1-PPL1" draw:id="Slide-259">
        <draw:frame draw:id="id89" presentation:style-name="a477" draw:name="Title 1" svg:x="1.38in" svg:y="0.83in" svg:width="10.3in" svg:height="4.42in" presentation:class="title" presentation:placeholder="false">
          <draw:text-box>
            <text:p text:style-name="a476" text:class-names="" text:cond-style-name=""><text:span text:style-name="a474" text:class-names=""><text:s text:c="1"/>THE RULES (3:5-12, 19-21, 25-35)<text:s text:c="1"/></text:span><text:span text:style-name="a475" text:class-names=""/></text:p>
          </draw:text-box>
          <svg:title/>
          <svg:desc/>
        </draw:frame>
        <draw:frame draw:id="id90" presentation:style-name="a482" draw:name="Subtitle 2" svg:x="1.38in" svg:y="5.25in" svg:width="10.3in" svg:height="1.85in" presentation:class="subtitle" presentation:placeholder="false">
          <draw:text-box>
            <text:p text:style-name="a479" text:class-names="" text:cond-style-name=""><text:span text:style-name="a478" text:class-names=""><text:s text:c="1"/>What to do (3:5-10)<text:s text:c="1"/></text:span></text:p>
            <text:p text:style-name="a481" text:class-names="" text:cond-style-name=""><text:span text:style-name="a480" text:class-names=""/></text:p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What to do (3:5-10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rust in the Lord (3:5-8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ithe to the Lord (3:9-10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THE RULES (3:5-12, 19-21, 25-35)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What to do (3:5-10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What not to do (3:11-12, 21, 25-35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What not to do (3:11-12, 21, 25-35)<text:s text:c="1"/></text:span><text:span text:style-name="a515" text:class-names=""/></text:p>
          </draw:text-box>
          <svg:title/>
          <svg:desc/>
        </draw:frame>
        <draw:frame draw:id="id96" presentation:style-name="a536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Do not despise his discipline (3:11-12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Do not lose sight of good planning and insight (3:21)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Do not be overtaken by fear (3:25-26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Do not wrong your neighbour (3:27-30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Do not envy a violent man (3:31-35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8" draw:style-name="a537" draw:master-page-name="Master1-Layout12-tx-Title-and-Text" presentation:presentation-page-layout-name="Master1-PPL12" draw:id="Slide-263">
        <draw:frame draw:id="id97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<text:s text:c="1"/>THE RULES (3:5-12, 19-21, 25-35)<text:s text:c="1"/></text:span><text:span text:style-name="a539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<text:s text:c="1"/>What to do (3:5-10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What not to do (3:11-12, 21, 25-35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PROVERBS 3</text:span><text:span text:style-name="a554" text:class-names=""/></text:p>
          </draw:text-box>
          <svg:title/>
          <svg:desc/>
        </draw:frame>
        <draw:frame draw:id="id100" presentation:style-name="a569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<text:s text:c="1"/>THE ROUTE (3:1, 3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THE RULES (3:5-12, 19-21, 25-35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RELEASE (3:19-20)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10" draw:style-name="a570" draw:master-page-name="Master1-Layout12-tx-Title-and-Text" presentation:presentation-page-layout-name="Master1-PPL12" draw:id="Slide-265">
        <draw:frame draw:id="id101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<text:s text:c="1"/>THE RELEASE (3:19-20)<text:s text:c="1"/></text:span><text:span text:style-name="a572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By wisdom God lays the foundation of the earth, clouds, and rain (3:19-20).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By wisdom he established the heavens (3:19).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PROVERBS 3</text:span><text:span text:style-name="a587" text:class-names=""/></text:p>
          </draw:text-box>
          <svg:title/>
          <svg:desc/>
        </draw:frame>
        <draw:frame draw:id="id104" presentation:style-name="a605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<text:s text:c="1"/>THE ROUTE (3:1, 3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THE RULES (3:5-12, 19-21, 25-35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THE RELEASE (3:19-20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THE REWARDS (3:2, 4, 13-18, 22-24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2" draw:style-name="a606" draw:master-page-name="Master1-Layout12-tx-Title-and-Text" presentation:presentation-page-layout-name="Master1-PPL12" draw:id="Slide-267">
        <draw:frame draw:id="id105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<text:s text:c="1"/>THE REWARDS (3:2, 4, 13-18, 22-24)<text:s text:c="1"/></text:span><text:span text:style-name="a608" text:class-names=""/></text:p>
          </draw:text-box>
          <svg:title/>
          <svg:desc/>
        </draw:frame>
        <draw:frame draw:id="id106" presentation:style-name="a629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A long and satisfying life (3:2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Favour with both God and people (3:4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A possession more precious than silver, gold, and jewels (3:13-15): Nothing can compare with wisdom.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Riches and honour (3:16-17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Confidence and security (3:22-24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3" draw:style-name="a630" draw:master-page-name="Master1-Layout12-tx-Title-and-Text" presentation:presentation-page-layout-name="Master1-PPL12" draw:id="Slide-268">
        <draw:frame draw:id="id107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PROVERBS 3</text:span><text:span text:style-name="a632" text:class-names=""/></text:p>
          </draw:text-box>
          <svg:title/>
          <svg:desc/>
        </draw:frame>
        <draw:frame draw:id="id108" presentation:style-name="a650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THE ROUTE (3:1, 3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THE RULES (3:5-12, 19-21, 25-35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THE RELEASE (3:19-20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REWARDS (3:2, 4, 13-18, 22-24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3</dc:title>
    <meta:initial-creator>David STRICKLAND</meta:initial-creator>
    <dc:creator>David STRICKLAND</dc:creator>
    <meta:creation-date>2020-02-23T23:17:25Z</meta:creation-date>
    <dc:date>2020-02-23T23:17:25Z</dc:date>
    <meta:template xlink:href="BibleStudy" xlink:type="simple"/>
    <meta:editing-cycles>1</meta:editing-cycles>
    <meta:editing-duration>PT0S</meta:editing-duration>
    <meta:document-statistic meta:paragraph-count="49" meta:word-count="430"/>
  </office:meta>
</office:document-meta>
</file>